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erif" officeooo:rsid="00179573" officeooo:paragraph-rsid="00179573"/>
    </style:style>
    <style:style style:name="P2" style:family="paragraph" style:parent-style-name="Standard">
      <style:text-properties style:font-name="Droid Serif" officeooo:rsid="00179573" officeooo:paragraph-rsid="001da718"/>
    </style:style>
    <style:style style:name="P3" style:family="paragraph" style:parent-style-name="Standard">
      <style:text-properties style:font-name="Droid Serif" fo:font-weight="bold" officeooo:rsid="001c8893" officeooo:paragraph-rsid="001c8893" style:font-weight-asian="bold" style:font-weight-complex="bold"/>
    </style:style>
    <style:style style:name="P4" style:family="paragraph" style:parent-style-name="Standard">
      <style:text-properties style:font-name="Droid Serif" fo:font-weight="bold" officeooo:rsid="002101d6" officeooo:paragraph-rsid="002101d6" style:font-weight-asian="bold" style:font-weight-complex="bold"/>
    </style:style>
    <style:style style:name="P5" style:family="paragraph" style:parent-style-name="Standard">
      <style:text-properties style:font-name="Droid Serif" fo:font-weight="bold" officeooo:rsid="0023eab3" officeooo:paragraph-rsid="0023eab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roid Serif" fo:font-size="18pt" fo:font-weight="bold" officeooo:rsid="00179573" officeooo:paragraph-rsid="00179573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Droid Serif" style:text-underline-style="solid" style:text-underline-width="auto" style:text-underline-color="font-color" officeooo:rsid="00179573" officeooo:paragraph-rsid="00179573"/>
    </style:style>
    <style:style style:name="P8" style:family="paragraph" style:parent-style-name="Standard">
      <style:text-properties style:font-name="Droid Serif" style:text-underline-style="solid" style:text-underline-width="auto" style:text-underline-color="font-color" officeooo:rsid="001c8893" officeooo:paragraph-rsid="001c8893"/>
    </style:style>
    <style:style style:name="P9" style:family="paragraph" style:parent-style-name="Standard">
      <style:text-properties style:font-name="Droid Serif" fo:font-size="12pt" officeooo:rsid="00179573" officeooo:paragraph-rsid="00179573" style:font-size-asian="12pt" style:font-size-complex="12pt"/>
    </style:style>
    <style:style style:name="P10" style:family="paragraph" style:parent-style-name="Standard">
      <style:text-properties style:font-name="Droid Serif" fo:font-size="12pt" officeooo:rsid="00179573" officeooo:paragraph-rsid="001c8893" style:font-size-asian="12pt" style:font-size-complex="12pt"/>
    </style:style>
    <style:style style:name="P11" style:family="paragraph" style:parent-style-name="Standard">
      <style:text-properties style:font-name="Droid Serif" fo:font-size="12pt" officeooo:rsid="001c8893" officeooo:paragraph-rsid="001c8893" style:font-size-asian="12pt" style:font-size-complex="12pt"/>
    </style:style>
    <style:style style:name="P12" style:family="paragraph" style:parent-style-name="Standard">
      <style:text-properties style:font-name="Droid Serif" fo:font-size="12pt" officeooo:rsid="00281a51" officeooo:paragraph-rsid="00281a51" style:font-size-asian="12pt" style:font-size-complex="12pt"/>
    </style:style>
    <style:style style:name="P13" style:family="paragraph" style:parent-style-name="Standard">
      <style:text-properties style:font-name="Droid Serif" officeooo:rsid="001bdbfc" officeooo:paragraph-rsid="001bdbfc"/>
    </style:style>
    <style:style style:name="P14" style:family="paragraph" style:parent-style-name="Standard">
      <style:text-properties style:font-name="Droid Serif" officeooo:rsid="001c8893" officeooo:paragraph-rsid="001c8893"/>
    </style:style>
    <style:style style:name="P15" style:family="paragraph" style:parent-style-name="Standard">
      <style:text-properties style:font-name="Droid Serif" fo:font-size="13pt" style:text-underline-style="solid" style:text-underline-width="auto" style:text-underline-color="font-color" fo:font-weight="bold" officeooo:rsid="00179573" officeooo:paragraph-rsid="00179573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Droid Serif" officeooo:rsid="0023eab3" officeooo:paragraph-rsid="0023eab3"/>
    </style:style>
    <style:style style:name="P17" style:family="paragraph" style:parent-style-name="Standard">
      <style:text-properties style:font-name="Droid Serif" officeooo:rsid="00259cbe" officeooo:paragraph-rsid="00259cbe"/>
    </style:style>
    <style:style style:name="P18" style:family="paragraph" style:parent-style-name="Standard">
      <style:text-properties style:font-name="Droid Serif" style:text-underline-style="none" officeooo:rsid="00281a51" officeooo:paragraph-rsid="00281a51"/>
    </style:style>
    <style:style style:name="P1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roid Serif" officeooo:rsid="00179573" officeooo:paragraph-rsid="00179573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Droid Serif" officeooo:rsid="001c8893" officeooo:paragraph-rsid="001c8893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Droid Serif" officeooo:rsid="00179573" officeooo:paragraph-rsid="00179573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Droid Serif" style:text-underline-style="solid" style:text-underline-width="auto" style:text-underline-color="font-color" officeooo:rsid="00179573" officeooo:paragraph-rsid="00179573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Droid Serif" fo:font-weight="normal" officeooo:rsid="002101d6" officeooo:paragraph-rsid="002101d6" style:font-weight-asian="normal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Droid Serif" officeooo:rsid="0022cd67" officeooo:paragraph-rsid="0022cd67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Droid Serif" officeooo:rsid="0023eab3" officeooo:paragraph-rsid="0023eab3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Droid Serif" officeooo:rsid="00259cbe" officeooo:paragraph-rsid="00259cbe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Droid Serif" officeooo:rsid="00281a51" officeooo:paragraph-rsid="00281a51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Droid Serif" fo:font-weight="bold" officeooo:rsid="00259cbe" officeooo:paragraph-rsid="00259cbe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Droid Serif" fo:font-weight="bold" officeooo:rsid="00281a51" officeooo:paragraph-rsid="00281a51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Droid Serif" officeooo:rsid="0023eab3" officeooo:paragraph-rsid="0023eab3"/>
    </style:style>
    <style:style style:name="T1" style:family="text">
      <style:text-properties officeooo:rsid="00197cf7"/>
    </style:style>
    <style:style style:name="T2" style:family="text">
      <style:text-properties officeooo:rsid="001a8667"/>
    </style:style>
    <style:style style:name="T3" style:family="text">
      <style:text-properties officeooo:rsid="001b8f5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a8667"/>
    </style:style>
    <style:style style:name="T6" style:family="text">
      <style:text-properties style:text-underline-style="solid" style:text-underline-width="auto" style:text-underline-color="font-color" officeooo:rsid="001b8f59"/>
    </style:style>
    <style:style style:name="T7" style:family="text">
      <style:text-properties style:text-underline-style="solid" style:text-underline-width="auto" style:text-underline-color="font-color" officeooo:rsid="0023eab3"/>
    </style:style>
    <style:style style:name="T8" style:family="text">
      <style:text-properties officeooo:rsid="001bdbfc"/>
    </style:style>
    <style:style style:name="T9" style:family="text">
      <style:text-properties officeooo:rsid="001c8893"/>
    </style:style>
    <style:style style:name="T10" style:family="text">
      <style:text-properties style:text-underline-style="none"/>
    </style:style>
    <style:style style:name="T11" style:family="text">
      <style:text-properties officeooo:rsid="001d7362"/>
    </style:style>
    <style:style style:name="T12" style:family="text">
      <style:text-properties officeooo:rsid="001da718"/>
    </style:style>
    <style:style style:name="T13" style:family="text">
      <style:text-properties officeooo:rsid="0022cd67"/>
    </style:style>
    <style:style style:name="T14" style:family="text">
      <style:text-properties officeooo:rsid="0023eab3"/>
    </style:style>
    <style:style style:name="T15" style:family="text">
      <style:text-properties officeooo:rsid="00259cbe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officeooo:rsid="00281a51"/>
    </style:style>
    <style:style style:name="T19" style:family="text">
      <style:text-properties officeooo:rsid="0028a5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t</text:p>
      <text:p text:style-name="P1"/>
      <text:p text:style-name="P2"/>
      <text:p text:style-name="P15">Modèle relationnel <text:span text:style-name="T12">envisagé</text:span>:</text:p>
      <text:p text:style-name="P7"/>
      <text:p text:style-name="P1">- Responsable</text:p>
      <text:p text:style-name="P9"><text:span text:style-name="T2">- Volontaire</text:span></text:p>
      <text:p text:style-name="P1">- Formation</text:p>
      <text:p text:style-name="P1">- <text:span text:style-name="T18">Poste</text:span></text:p>
      <text:p text:style-name="P1">- Lieu/Eve<text:span text:style-name="T8">n</text:span>ement</text:p>
      <text:p text:style-name="P1">- <text:span text:style-name="T14">SaisieDisponibilite</text:span></text:p>
      <text:p text:style-name="P1">- <text:span text:style-name="T15">SaisieEmail</text:span></text:p>
      <text:p text:style-name="P1">- <text:span text:style-name="T9">GroupeEmail (?)</text:span></text:p>
      <text:p text:style-name="P1"/>
      <text:p text:style-name="P1">-<text:span text:style-name="T3">Table associative binaire : Benevole ↔ Benevole =&gt; Preferer</text:span></text:p>
      <text:p text:style-name="P1">-<text:span text:style-name="T3">Table associative : Evenement ↔ Benevole =&gt; Disponibilité</text:span></text:p>
      <text:p text:style-name="P1"/>
      <text:p text:style-name="P19"/>
      <text:p text:style-name="P14">Préférer(#<text:span text:style-name="T4">id_volontaire1</text:span><text:span text:style-name="T10">, </text:span><text:span text:style-name="T4">#id_volontaire2</text:span>) ;</text:p>
      <text:p text:style-name="P14"/>
      <text:p text:style-name="P14">Disponibilite(<text:span text:style-name="T7">id</text:span><text:span text:style-name="T14">, </text:span><text:span text:style-name="T4">#id_volontaire</text:span>, <text:span text:style-name="T4">#id_evenement</text:span>, date, heure_debut, heure_fin,etat,<text:span text:style-name="T13">estAffecte</text:span>) ;</text:p>
      <text:p text:style-name="P14"/>
      <text:p text:style-name="P16">Saisie<text:span text:style-name="T15">Disponibilite</text:span> (<text:span text:style-name="T4">id</text:span>, #idDisponibilite, dateCreation, dateModification) ;</text:p>
      <text:p text:style-name="P16"/>
      <text:p text:style-name="P17">SaisieEmail ( <text:span text:style-name="T16">id</text:span><text:span text:style-name="T17">, #idVolontaire, dateEnvoi) ;</text:span></text:p>
      <text:p text:style-name="P14"/>
      <text:p text:style-name="P10"><text:span text:style-name="T2">Volontaire(</text:span><text:span text:style-name="T5">id</text:span><text:span text:style-name="T2">,nom,prenom,adresse,codepostal,ville,email,tel_ptb,tel_fixe,date_naiss,compétences,avatar,preference,commentaire,couleur) ;</text:span></text:p>
      <text:p text:style-name="P10"/>
      <text:p text:style-name="P11">Responsable(<text:span text:style-name="T4">id</text:span>, nom, prenom …) ;</text:p>
      <text:p text:style-name="P11"/>
      <text:p text:style-name="P12">Poste( <text:span text:style-name="T4">id</text:span>, nom, description) ;</text:p>
      <text:p text:style-name="P10"/>
      <text:p text:style-name="P10">Eve<text:span text:style-name="T8">n</text:span>ement<text:span text:style-name="T3">( </text:span><text:span text:style-name="T6">id</text:span><text:span text:style-name="T3">, date, lieu, heuremin, heuremax, durée, nombreResponsable ) ;</text:span></text:p>
      <text:p text:style-name="P8"/>
      <text:p text:style-name="P18">Associer ( #idPoste, #idVolontaire, #idEvenement) ; </text:p>
      <text:p text:style-name="P18"/>
      <text:p text:style-name="P8">Explications :</text:p>
      <text:p text:style-name="P14"/>
      <text:p text:style-name="P3">Preferer</text:p>
      <text:p text:style-name="P20">La table Preferer permis de joindre deux volontaires, qui aimerais être ensemble.</text:p>
      <text:p text:style-name="P20"><text:soft-page-break/>Grâce à cette table on peut imaginer dans l'interface graphique des « suggestions » un peu comme le modèle de facebook (« Connaissez vous XXX ? »). On pourrait imaginer que si 2 bénévole se sont chacun lié<text:span text:style-name="T11">s</text:span> ils sont remonté<text:span text:style-name="T11">s</text:span> plus haut que les autres dans la « liste » de suggestions.</text:p>
      <text:p text:style-name="P20"/>
      <text:p text:style-name="P28">SaisieEmail</text:p>
      <text:p text:style-name="P26">Saisie email permet de garder un suivi des mails envoyés à un utilisateur donné</text:p>
      <text:p text:style-name="P26"/>
      <text:p text:style-name="P5">Saisie<text:span text:style-name="T15">Disponibilite</text:span></text:p>
      <text:p text:style-name="P25">La table Saisie permet de noter la date d'attribution d'une disponibilité, et la date de dernière modification (voire date de suppression?) . Elle permet de garder un historique de l'organisation. Cette table permettra entre autre d'avertir l'utilisateur si une modification récente a été effectuée.</text:p>
      <text:p text:style-name="P30"/>
      <text:p text:style-name="P29">Associer</text:p>
      <text:p text:style-name="P27">Associe un volontaire à un poste pour un <text:span text:style-name="T19">événement</text:span> donné</text:p>
      <text:p text:style-name="P27"/>
      <text:p text:style-name="P3">Disponibilité</text:p>
      <text:p text:style-name="P20">La table Disponibilité permet de lier un volontaire à un événement. On peut ainsi renseigner la disponibilité d'un bénévole pour un jour donné. Cela <text:span text:style-name="T19">n’empêche</text:span> pas le bénévole de participer sur plusieurs jours différents, il y aura simplement plus <text:span text:style-name="T19">d’occurrences</text:span> dans la table. Deux champs (heure_max et heure_min) permettent <text:span text:style-name="T19">spécifier</text:span> les horaire où le <text:span text:style-name="T19">bénévole</text:span> travaille pour le jour donné.</text:p>
      <text:p text:style-name="P20"/>
      <text:p text:style-name="P20">=&gt; Attention: si les horaires sont de 20h à 2h par exemple, cela inclut 2 ajout à la table (puisque la durée <text:span text:style-name="T14">s’étend</text:span> sur 2 jours <text:span text:style-name="T14">différents</text:span>), peut <text:span text:style-name="T14">être</text:span> est-ce <text:span text:style-name="T14">problématique</text:span> </text:p>
      <text:p text:style-name="P14"/>
      <text:p text:style-name="P20">Le champ « <text:span text:style-name="T14">état</text:span> » de disponibilité peut prendre plusieurs valeur : en attente, accepté, refusé. Il indique si le responsable a accepté la candidature du volontaire. </text:p>
      <text:p text:style-name="P20"/>
      <text:p text:style-name="P24">Le champ « estAffecté » permettrait de définir si le volontaire a été affecté à <text:span text:style-name="T14">l’événement</text:span> par choix (dans le cas où c'est le bénévole lui-même qui a soumis la proposition) <text:s/>ou parce qu'il a été <text:span text:style-name="T14">sollicité</text:span> par un responsable (dans le cas où c'est le responsable qui lui a envoyé un mail).</text:p>
      <text:p text:style-name="P24"/>
      <text:p text:style-name="P20">On peut <text:span text:style-name="T14">vérifier</text:span> facilement si des doublons existent en regardant le nombre de tuple ou id_volontaire et id_evenement sont les <text:span text:style-name="T19">mêmes</text:span> à une <text:span text:style-name="T19">même</text:span> date.</text:p>
      <text:p text:style-name="P20"/>
      <text:p text:style-name="P24">On peut imaginer un champ « relance » qui vaut vrai ou faux, et qui <text:span text:style-name="T19">défini</text:span> si l'affectation a fait l'objet d'une relance.</text:p>
      <text:p text:style-name="P14"><text:soft-page-break/></text:p>
      <text:p text:style-name="P4"/>
      <text:p text:style-name="P4">Volontaire</text:p>
      <text:p text:style-name="P23">La table Volontaire contient les informations personnelles du volontaires, ainsi que divers <text:span text:style-name="T14">paramètre</text:span> pour lui rendre l'utilisation plus agréable. Par exemple, un champ « couleur » lui permettra de choisir sa couleur préférée avec laquelle il sera reconnu (exemple : son nom sera affiché de cette couleur). Il peut choisir <text:span text:style-name="T14">parmi</text:span> quelques couleurs pré-définis ( une 10aine) , qui ont été pré-choisies car elles sont « web-friendly ».</text:p>
      <text:p text:style-name="P23"/>
      <text:p text:style-name="P13"><text:span text:style-name="T19">Éventuellement</text:span>, créer une table pour stocker tous les emails associé à <text:span text:style-name="T19">l’adresse</text:span> qui permet d'envoyer au « lot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</meta:initial-creator>
    <meta:creation-date>2015-04-08T08:51:47.133240630</meta:creation-date>
    <dc:date>2015-04-08T12:57:36.233440552</dc:date>
    <dc:creator>Bastien </dc:creator>
    <meta:editing-duration>PT3H11M19S</meta:editing-duration>
    <meta:editing-cycles>17</meta:editing-cycles>
    <meta:generator>LibreOffice/4.3.3.2$Linux_X86_64 LibreOffice_project/430m0$Build-2</meta:generator>
    <meta:document-statistic meta:table-count="0" meta:image-count="0" meta:object-count="0" meta:page-count="3" meta:paragraph-count="41" meta:word-count="535" meta:character-count="3559" meta:non-whitespace-character-count="3061"/>
  </office:meta>
</office:document-meta>
</file>